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11.2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25cm" fo:min-width="6.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7.75cm" fo:min-width="3.2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6.5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8.2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2.75cm" svg:x="8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6.5cm" svg:x="10.75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8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8cm" svg:x="20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1cm" svg:x="10.75cm" svg:y="1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75cm" svg:height="2.5cm" svg:x="5cm" svg:y="13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0:07:27.835217516</meta:creation-date>
    <dc:date>2024-10-29T20:15:04.361742298</dc:date>
    <meta:editing-duration>PT7M37S</meta:editing-duration>
    <meta:editing-cycles>1</meta:editing-cycles>
    <meta:document-statistic meta:object-count="6"/>
    <meta:generator>LibreOffice/24.8.2.1$Linux_X86_64 LibreOffice_project/480$Build-1</meta:generator>
  </office:meta>
</office:document-meta>
</file>